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640000004B0724BC60D.jpg"/>
  <manifest:file-entry manifest:media-type="image/jpeg" manifest:full-path="Pictures/1000000000000640000004B0DFE26C8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3.8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14.105cm" draw:fontwork-distance="0cm" draw:fontwork-start="0cm" draw:fontwork-outline="true" draw:fontwork-shadow="normal" draw:fontwork-shadow-color="#e6e6ff" draw:fontwork-shadow-offset-x="0cm" draw:fontwork-shadow-offset-y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655cm" fo:min-width="13.37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655cm" fo:min-width="13.37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6.602cm" fo:min-width="26.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21" style:family="graphic" style:parent-style-name="standard">
      <style:graphic-properties draw:fill-color="#9999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0.63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family="'DejaVu Serif'" style:font-family-generic="roman" style:font-pitch="variable"/>
    </style:style>
    <style:style style:name="P2" style:family="paragraph">
      <style:text-properties fo:font-family="'DejaVu Serif'" style:font-family-generic="roman" style:font-pitch="variable"/>
    </style:style>
    <style:style style:name="P3" style:family="paragraph">
      <style:paragraph-properties fo:text-align="center"/>
      <style:text-properties fo:font-family="'DejaVu Sans'" style:font-family-generic="swiss" style:font-pitch="variable" fo:font-size="28pt" style:font-size-asian="28pt" style:font-size-complex="28pt"/>
    </style:style>
    <style:style style:name="P4" style:family="paragraph"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9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10" style:family="paragraph">
      <style:paragraph-properties fo:text-align="start"/>
      <style:text-properties fo:font-family="'DejaVu Serif'" style:font-family-generic="roman" style:font-pitch="variable"/>
    </style:style>
    <style:style style:name="P11" style:family="paragraph">
      <style:paragraph-properties style:line-height-at-least="1.2cm">
        <style:tab-stops/>
      </style:paragraph-properties>
      <style:text-properties fo:color="#000000" fo:font-family="'DejaVu Sans'" style:font-family-generic="swiss" style:font-pitch="variable" fo:font-size="22pt"/>
    </style:style>
    <style:style style:name="P12" style:family="paragraph">
      <style:paragraph-properties style:line-height-at-least="1.2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style:paragraph-properties style:line-height-at-least="1.5cm"/>
      <style:text-properties fo:color="#000000" fo:font-family="'DejaVu Sans'" style:font-family-generic="swiss" style:font-pitch="variable" fo:font-size="22pt"/>
    </style:style>
    <style:style style:name="P15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22pt" style:font-size-asian="22pt" style:font-size-complex="22pt"/>
    </style:style>
    <style:style style:name="P16" style:family="paragraph">
      <style:paragraph-properties style:line-height-at-least="1.5cm"/>
      <style:text-properties fo:color="#000000" fo:font-family="'DejaVu Sans'" style:font-family-generic="swiss" style:font-pitch="variable" fo:font-size="22pt"/>
    </style:style>
    <style:style style:name="P17" style:family="paragraph">
      <style:paragraph-properties fo:line-height="150%"/>
      <style:text-properties fo:color="#000000" fo:font-family="'DejaVu Sans'" style:font-family-generic="swiss" style:font-pitch="variable" fo:font-size="22pt"/>
    </style:style>
    <style:style style:name="P18" style:family="paragraph">
      <style:paragraph-properties fo:line-height="100%"/>
      <style:text-properties fo:color="#000000" fo:font-family="'DejaVu Sans'" style:font-family-generic="swiss" style:font-pitch="variable" fo:font-size="22pt"/>
    </style:style>
    <style:style style:name="P19" style:family="paragraph">
      <style:paragraph-properties fo:line-height="150%"/>
      <style:text-properties fo:color="#000000" fo:font-family="'DejaVu Sans'" style:font-family-generic="swiss" style:font-pitch="variable" fo:font-size="22pt"/>
    </style:style>
    <style:style style:name="P20" style:family="paragraph">
      <style:paragraph-properties style:line-height-at-least="1.5cm"/>
      <style:text-properties fo:color="#000000" fo:font-family="'DejaVu Sans'" style:font-family-generic="swiss" style:font-pitch="variable" fo:font-size="32pt" style:font-size-asian="32pt" style:font-size-complex="32pt"/>
    </style:style>
    <style:style style:name="P21" style:family="paragraph">
      <style:paragraph-properties style:line-height-at-least="1.5cm">
        <style:tab-stops/>
      </style:paragraph-properties>
      <style:text-properties fo:color="#000000" fo:font-family="'DejaVu Sans'" style:font-family-generic="swiss" style:font-pitch="variable" fo:font-size="32pt" style:font-size-asian="32pt" style:font-size-complex="32pt"/>
    </style:style>
    <style:style style:name="P22" style:family="paragraph">
      <style:text-properties fo:font-size="18pt"/>
    </style:style>
    <style:style style:name="P23" style:family="paragraph">
      <style:text-properties fo:color="#6b0094" fo:font-size="18pt" style:font-size-asian="18pt" style:font-size-complex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text-properties fo:font-family="'DejaVu Serif'" style:font-family-generic="roman" style:font-pitch="variable" fo:font-size="36pt"/>
    </style:style>
    <style:style style:name="P27" style:family="paragraph">
      <style:text-properties fo:color="#6b0094" fo:font-family="'DejaVu Serif'" style:font-family-generic="roman" style:font-pitch="variable" fo:font-size="36pt" style:font-size-asian="36pt" style:font-size-complex="36pt"/>
    </style:style>
    <style:style style:name="P28" style:family="paragraph">
      <style:paragraph-properties fo:text-align="center"/>
      <style:text-properties fo:font-family="'DejaVu Sans'" style:font-family-generic="swiss" style:font-pitch="variable" fo:font-size="18pt" style:font-size-asian="18pt" style:font-size-complex="18pt"/>
    </style:style>
    <style:style style:name="P29" style:family="paragraph">
      <style:paragraph-properties fo:text-align="center"/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6b0094" fo:font-family="'DejaVu Serif'" style:font-family-generic="roman" style:font-pitch="variable" fo:font-size="60pt" style:font-size-asian="60pt" style:font-size-complex="60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4" style:family="text">
      <style:text-properties fo:color="#6b0094" fo:font-family="'DejaVu Serif'" style:font-family-generic="roman" style:font-pitch="variable" fo:font-size="20pt" style:font-size-asian="20pt" style:font-size-complex="20pt"/>
    </style:style>
    <style:style style:name="T5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7" style:family="text">
      <style:text-properties fo:color="#000000" fo:font-family="'DejaVu Sans'" style:font-family-generic="swiss" style:font-pitch="variable" fo:font-size="26pt" fo:language="en" fo:country="US" style:font-size-asian="26pt" style:font-size-complex="26pt"/>
    </style:style>
    <style:style style:name="T8" style:family="text">
      <style:text-properties fo:color="#6b0094" fo:font-size="44pt" style:font-size-asian="44pt" style:font-size-complex="44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size="22pt" fo:language="en" fo:country="US" style:font-size-asian="22pt" style:font-size-complex="22pt"/>
    </style:style>
    <style:style style:name="T13" style:family="text">
      <style:text-properties fo:color="#6b0094" fo:font-size="22pt" style:font-size-asian="22pt" style:font-size-complex="22pt"/>
    </style:style>
    <style:style style:name="T14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15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18" style:family="text">
      <style:text-properties fo:color="#000000" fo:font-family="'DejaVu Sans'" style:font-family-generic="swiss" style:font-pitch="variable" fo:font-size="18pt" style:font-size-asian="18pt" style:font-size-complex="18pt"/>
    </style:style>
    <style:style style:name="T19" style:family="text">
      <style:text-properties fo:color="#000000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family="'DejaVu Sans'" style:font-family-generic="swiss" style:font-pitch="variable"/>
    </style:style>
    <style:style style:name="T21" style:family="text">
      <style:text-properties fo:color="#0000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6b0094" fo:font-size="18pt" style:font-size-asian="18pt" style:font-size-complex="18pt"/>
    </style:style>
    <style:style style:name="T23" style:family="text">
      <style:text-properties fo:language="en" fo:country="US"/>
    </style:style>
    <style:style style:name="T24" style:family="text">
      <style:text-properties fo:color="#6b0094" fo:font-family="'DejaVu Serif'" style:font-family-generic="roman" style:font-pitch="variable" fo:font-size="36pt" style:font-size-asian="36pt" style:font-size-complex="36pt"/>
    </style:style>
    <style:style style:name="T25" style:family="text">
      <style:text-properties fo:color="#5e11a6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draw:id="id4">
        <draw:frame presentation:style-name="pr1" draw:text-style-name="P2" draw:layer="layout" svg:width="25.199cm" svg:height="3.507cm" svg:x="1.4cm" svg:y="0.037cm" presentation:class="title" presentation:user-transformed="true">
          <draw:text-box>
            <text:p text:style-name="P1"><text:span text:style-name="T1">Γιατί Gentoo;</text:span></text:p>
          </draw:text-box>
        </draw:frame>
        <draw:frame draw:style-name="gr1" draw:text-style-name="P3" draw:layer="layout" svg:width="13.97cm" svg:height="2.545cm" svg:x="0.635cm" svg:y="4.645cm">
          <draw:text-box>
            <text:p text:style-name="P3"><text:span text:style-name="T2">Μάρκος Χανδράς</text:span></text:p>
            <text:p text:style-name="P3"><text:span text:style-name="T2">hwoarang@gentoo.org</text:span></text:p>
          </draw:text-box>
        </draw:frame>
        <draw:frame draw:style-name="gr1" draw:text-style-name="P3" draw:layer="layout" svg:width="12.125cm" svg:height="2.545cm" svg:x="15.24cm" svg:y="4.645cm">
          <draw:text-box>
            <text:p text:style-name="P3"><text:span text:style-name="T2">Αλέξανδρος Αλεξάντερ</text:span></text:p>
            <text:p text:style-name="P3"><text:span text:style-name="T2">wired@gentoo.org</text:span></text:p>
          </draw:text-box>
        </draw:frame>
        <draw:frame draw:style-name="gr2" draw:text-style-name="P4" draw:layer="layout" svg:width="22.592cm" svg:height="2.885cm" svg:x="2.704cm" svg:y="16.51cm">
          <draw:text-box>
            <text:p text:style-name="P4"><text:span text:style-name="T3">Ελληνική Κοινότητα Gentoo Linux </text:span></text:p>
            <text:p text:style-name="P5"><text:span text:style-name="T3">http://www.gentoo-el.org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draw:id="id5">
        <draw:frame presentation:style-name="pr1" draw:text-style-name="P2" draw:layer="layout" svg:width="25.199cm" svg:height="3.507cm" svg:x="1.401cm" svg:y="0.038cm" presentation:class="title" presentation:user-transformed="true">
          <draw:text-box>
            <text:p text:style-name="P1"><text:span text:style-name="T1">Περιεχόμενα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4" draw:text-style-name="P8" draw:layer="layout" svg:width="18.282cm" svg:height="15.189cm" svg:x="0.935cm" svg:y="3.929cm">
          <draw:text-box>
            <text:p text:style-name="P8"><text:span text:style-name="T5">Η ιστορία του Gentoo Linux</text:span><text:span text:style-name="T5"><text:line-break/></text:span><text:span text:style-name="T5"/></text:p>
            <text:p text:style-name="P9"><text:span text:style-name="T6">Πλεονεκτήματα / Μειονεκτήματα</text:span></text:p>
            <text:p text:style-name="P8"><text:span text:style-name="T5"/></text:p>
            <text:p text:style-name="P8"><text:span text:style-name="T5">To Gentoo στην πράξη</text:span></text:p>
            <text:p text:style-name="P8"><text:span text:style-name="T5"><text:tab/></text:span><text:span text:style-name="T5">* </text:span><text:span text:style-name="T6">διαχείριση συστήματος</text:span></text:p>
            <text:p text:style-name="P9"><text:span text:style-name="T6"><text:tab/></text:span><text:span text:style-name="T6">* package management (portage)</text:span></text:p>
            <text:p text:style-name="P8"><text:span text:style-name="T5"><text:tab/></text:span><text:span text:style-name="T5">* ebuilds</text:span></text:p>
            <text:p text:style-name="P8"><text:span text:style-name="T5"><text:tab/></text:span><text:span text:style-name="T5"><text:tab/></text:span><text:span text:style-name="T5">* προσθήκη patches</text:span></text:p>
            <text:p text:style-name="P8"><text:span text:style-name="T5"><text:tab/></text:span><text:span text:style-name="T5"><text:tab/></text:span><text:span text:style-name="T5">* δημιουργία</text:span></text:p>
            <text:list text:style-name="L2">
              <text:list-item>
                <text:list>
                  <text:list-header>
                    <text:p text:style-name="P8"><text:span text:style-name="T7"/></text:p>
                  </text:list-header>
                </text:list>
              </text:list-item>
            </text:list>
            <text:p text:style-name="P8"><text:span text:style-name="T5">Gentoo Ecosystem</text:span></text:p>
            <text:p text:style-name="P8"><text:span text:style-name="T5"/></text:p>
            <text:p text:style-name="P8"><text:span text:style-name="T5">Η Ελληνική Κοινότητα Gentoo Linux</text:span><text:span text:style-name="T5"><text:tab/></text:span></text:p>
          </draw:text-box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draw:id="id6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Ιστορία του Gentoo Linux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5" draw:text-style-name="P12" draw:layer="layout" svg:width="27.295cm" svg:height="18.251cm" svg:x="0.735cm" svg:y="2.775cm">
          <draw:text-box>
            <text:list text:style-name="L3">
              <text:list-item>
                <text:p text:style-name="P11"><text:span text:style-name="T9">Δημιουργήθηκε το 1999 από τον </text:span><text:span text:style-name="T10">Daniel</text:span><text:span text:style-name="T11"> </text:span><text:span text:style-name="T10">Robbins</text:span><text:span text:style-name="T12">.</text:span><text:span text:style-name="T9"> </text:span></text:p>
                <text:p text:style-name="P11"><text:span text:style-name="T9">H αρχική του ονομασία ήταν </text:span><text:span text:style-name="T11">Enoch</text:span><text:span text:style-name="T9">.</text:span></text:p>
                <text:p text:style-name="P11"><text:span text:style-name="T9"/></text:p>
              </text:list-item>
              <text:list-item>
                <text:p text:style-name="P11"><text:span text:style-name="T9">Διανομή πηγαίου κώδικα, χρησιμοποιούσε τον GCC </text:span><text:span text:style-name="T12">compiler </text:span><text:span text:style-name="T11">EGCS,</text:span></text:p>
                <text:p text:style-name="P11"><text:span text:style-name="T13">ο οποίος ήταν</text:span><text:span text:style-name="T9"> ήταν σαφώς γρηγορότερος από τον GCC.</text:span></text:p>
                <text:p text:style-name="P11"><text:span text:style-name="T9"/></text:p>
              </text:list-item>
              <text:list-item>
                <text:p text:style-name="P11"><text:span text:style-name="T9">Ο </text:span><text:span text:style-name="T10">Robbins</text:span><text:span text:style-name="T9">, θέλοντας να δώσει έμφαση στην ταχύτητα της</text:span></text:p>
                <text:p text:style-name="P11"><text:span text:style-name="T9">διανομής, <text:s/>άλλαξε το όνομα της σε Gentoo,</text:span></text:p>
                <text:p text:style-name="P11"><text:span text:style-name="T9">ράτσα πιγκουίνων η οποία είναι η γρηγορότερη στο κολύμπι.</text:span></text:p>
                <text:p text:style-name="P11"><text:span text:style-name="T9"/></text:p>
              </text:list-item>
              <text:list-item>
                <text:p text:style-name="P11"><text:span text:style-name="T9">Ο </text:span><text:span text:style-name="T11">Robbins</text:span><text:span text:style-name="T9"> σταμάτησε την ανάπτυξη του </text:span><text:span text:style-name="T11">Gentoo</text:span><text:span text:style-name="T9"> για ένα μικρό </text:span></text:p>
              </text:list-item>
            </text:list>
            <text:list text:style-name="L2">
              <text:list-header>
                <text:p text:style-name="P11"><text:span text:style-name="T9">χρονικό διάστημα και επικεντρώθηκε στο </text:span><text:span text:style-name="T11">FreeBSD</text:span><text:span text:style-name="T9">. Γυρνώντας </text:span></text:p>
                <text:p text:style-name="P11"><text:span text:style-name="T9">πίσω στο </text:span><text:span text:style-name="T11">Gentoo</text:span><text:span text:style-name="T9">, έφερε και το </text:span><text:span text:style-name="T11">Portage</text:span><text:span text:style-name="T9"> το οποίο ήταν βασισμένο </text:span></text:p>
                <text:p text:style-name="P11"><text:span text:style-name="T9">στo </text:span><text:span text:style-name="T11">ports</text:span><text:span text:style-name="T9"> του </text:span><text:span text:style-name="T11">FreeBSD</text:span><text:span text:style-name="T9">.</text:span></text:p>
                <text:p text:style-name="P11"><text:span text:style-name="T9"/></text:p>
              </text:list-header>
            </text:list>
          </draw:text-box>
        </draw:frame>
        <anim:par presentation:node-type="timing-root">
          <anim:par smil:begin="id6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draw:id="id7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Ιστορία του Gentoo Linux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6" draw:text-style-name="P15" draw:layer="layout" svg:width="27.21cm" svg:height="16.852cm" svg:x="0.735cm" svg:y="2.775cm">
          <draw:text-box>
            <text:list text:style-name="L2">
              <text:list-item>
                <text:p text:style-name="P14"><text:span text:style-name="T14"><text:s/></text:span><text:span text:style-name="T14">Μάρτιος 2002: </text:span><text:span text:style-name="T15">Gentoo Linux 1.0</text:span></text:p>
                <text:p text:style-name="P14"><text:span text:style-name="T14"/></text:p>
              </text:list-item>
              <text:list-item>
                <text:p text:style-name="P14"><text:span text:style-name="T16"><text:s/></text:span><text:span text:style-name="T16">2004</text:span><text:span text:style-name="T14">: Ο </text:span><text:span text:style-name="T15">Robbins</text:span><text:span text:style-name="T14"> σταματάει να είναι Project Leader και </text:span></text:p>
                <text:p text:style-name="P14"><text:span text:style-name="T14">δημιουργεί το </text:span><text:span text:style-name="T15">Gentoo Foundation</text:span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2008: Δημιουργείται το </text:span><text:span text:style-name="T15">board of Trustees (5 μελών) </text:span><text:span text:style-name="T14">με σκοπό </text:span></text:p>
                <text:p text:style-name="P14"><text:span text:style-name="T14">την διοικητική μέριμνα του </text:span><text:span text:style-name="T15">Gentoo Foundation</text:span><text:span text:style-name="T14">.</text:span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Παράλληλα δημιουργείται και το </text:span><text:span text:style-name="T15">Gentoo Council,</text:span><text:span text:style-name="T14"> ένα συμβούλιο </text:span></text:p>
                <text:p text:style-name="P14"><text:span text:style-name="T14">7 μελών, από το οποιο παίρνονται οι σημαντικές τεχνικές</text:span></text:p>
                <text:p text:style-name="P14"><text:span text:style-name="T14">αποφάσεις που επηρεάζουν όλο το project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draw:id="id8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Διαχείριση Συστήματος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7" draw:text-style-name="P15" draw:layer="layout" svg:width="26.57cm" svg:height="16.852cm" svg:x="0.7cm" svg:y="3.098cm">
          <draw:text-box>
            <text:list text:style-name="L2">
              <text:list-item>
                <text:p text:style-name="P14"><text:span text:style-name="T14"><text:s/></text:span><text:span text:style-name="T14">/etc/make.conf</text:span></text:p>
                <text:list>
                  <text:list-header>
                    <text:p text:style-name="P14"><text:span text:style-name="T14">βασικές ρυθμίσεις του συστήματος</text:span></text:p>
                    <text:list>
                      <text:list-item>
                        <text:list>
                          <text:list-header>
                            <text:p text:style-name="P14"><text:span text:style-name="T14">{C,CPP,LD}FLAGS</text:span></text:p>
                            <text:p text:style-name="P14"><text:span text:style-name="T14">LDFLAGS</text:span></text:p>
                            <text:p text:style-name="P14"><text:span text:style-name="T14">USE flags</text:span></text:p>
                            <text:p text:style-name="P14"><text:span text:style-name="T14">KEYWORDS για stable/testing</text:span></text:p>
                            <text:p text:style-name="P14"><text:span text:style-name="T14">FEATURES</text:span></text:p>
                            <text:p text:style-name="P14"><text:span text:style-name="T14">Πολλές ακόμα μεταβλητές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 text:style-name="P14"><text:span text:style-name="T14"><text:tab/></text:span><text:span text:style-name="T14">man make.conf</text:span></text:p>
            <text:list text:continue-numbering="true" text:style-name="L2">
              <text:list-header>
                <text:p text:style-name="P16"><text:span text:style-name="T17"><text:s/>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draw:id="id9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Διαχείριση Συστήματος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8" draw:text-style-name="P15" draw:layer="layout" svg:width="26.57cm" svg:height="16.852cm" svg:x="0.735cm" svg:y="3.075cm">
          <draw:text-box>
            <text:list text:style-name="L2">
              <text:list-item>
                <text:p text:style-name="P14"><text:span text:style-name="T14"><text:s/></text:span><text:span text:style-name="T17">/etc/portage/*</text:span></text:p>
                <text:list>
                  <text:list-header>
                    <text:p text:style-name="P17"><text:span text:style-name="T18">package.use:</text:span><text:span text:style-name="T18"><text:tab/></text:span><text:span text:style-name="T18"><text:tab/></text:span><text:span text:style-name="T18">USE flags ανά πακέτο</text:span></text:p>
                    <text:p text:style-name="P17"><text:span text:style-name="T18">package.mask:</text:span><text:span text:style-name="T18"><text:tab/></text:span><text:span text:style-name="T18"><text:tab/></text:span><text:span text:style-name="T18">Απαγόρευση εγκατάστασης συγκεκριμένων πακέτων </text:span></text:p>
                  </text:list-header>
                </text:list>
              </text:list-item>
            </text:list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ή εκδόσεων πακέτων</text:span></text:p>
            <text:list text:continue-numbering="true" text:style-name="L2">
              <text:list-item>
                <text:list>
                  <text:list-header>
                    <text:p text:style-name="P17"><text:span text:style-name="T18">package.keywords:</text:span><text:span text:style-name="T18"><text:tab/></text:span><text:span text:style-name="T18">Ενεργοποίηση testing πακέτων σε stable systems</text:span></text:p>
                    <text:p text:style-name="P17"><text:span text:style-name="T18">package.unmask:</text:span><text:span text:style-name="T18"><text:tab/></text:span><text:span text:style-name="T18">Ενεργοποίηση πακέτων </text:span><text:span text:style-name="T19">που οι developers</text:span><text:span text:style-name="T18"> κρίνουν οτί</text:span></text:p>
                  </text:list-header>
                </text:list>
              </text:list-item>
            </text:list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δεν είναι έτοιμα για ευρεία χρήση</text:span></text:p>
            <text:list text:continue-numbering="true" text:style-name="L2">
              <text:list-item>
                <text:list>
                  <text:list-header>
                    <text:p text:style-name="P16"><text:span text:style-name="T17"/></text:p>
                  </text:list-header>
                </text:list>
              </text:list-item>
              <text:list-item>
                <text:p text:style-name="P16"><text:span text:style-name="T17"><text:s/></text:span><text:span text:style-name="T17">/etc/conf.d/*</text:span></text:p>
                <text:list>
                  <text:list-header>
                    <text:p text:style-name="P19"><text:span text:style-name="T17">ρυθμίσεις των services που τρέχουν μέσω init scripts</text:span></text:p>
                    <text:p text:style-name="P19"><text:span text:style-name="T17"/></text:p>
                  </text:list-header>
                </text:list>
              </text:list-item>
              <text:list-item>
                <text:p text:style-name="P19"><text:span text:style-name="T17"><text:s/></text:span><text:span text:style-name="T17">/etc/rc.conf</text:span></text:p>
              </text:list-item>
            </text:list>
            <text:p text:style-name="P19"><text:span text:style-name="T17"><text:tab/></text:span><text:span text:style-name="T17">ρυθμίσεις για το openrc, a dependancy based init system</text:span></text:p>
          </draw:text-box>
        </draw:frame>
        <anim:par presentation:node-type="timing-root">
          <anim:par smil:begin="id9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draw:id="id10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Portage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9" draw:text-style-name="P15" draw:layer="layout" svg:width="26.57cm" svg:height="16.852cm" svg:x="0.735cm" svg:y="3.075cm">
          <draw:text-box>
            <text:list text:style-name="L2">
              <text:list-item>
                <text:p text:style-name="P14"><text:span text:style-name="T14"><text:s/></text:span><text:span text:style-name="T17">Official Gentoo package manager</text:span></text:p>
              </text:list-item>
              <text:list-item>
                <text:p text:style-name="P14"><text:span text:style-name="T17"><text:s/></text:span><text:span text:style-name="T17">Χρησιμοποιεί ebuilds, bash text files που του “εξηγούν” τι </text:span></text:p>
                <text:p text:style-name="P14"><text:span text:style-name="T17"><text:s/></text:span><text:span text:style-name="T17">χρειάζεται για να εγκατασταθεί ένα πακέτο</text:span></text:p>
              </text:list-item>
              <text:list-item>
                <text:p text:style-name="P14"><text:span text:style-name="T17"><text:s/></text:span><text:span text:style-name="T17">Υποστηρίζει bash ψευδο-κλάσεις ( eclasses )</text:span></text:p>
              </text:list-item>
              <text:list-item>
                <text:p text:style-name="P14"><text:span text:style-name="T17"><text:s/></text:span><text:span text:style-name="T17">Κεντρικό δέντρο με 50.000+ ebuilds</text:span></text:p>
              </text:list-item>
              <text:list-item>
                <text:p text:style-name="P14"><text:span text:style-name="T17"><text:s/></text:span><text:span text:style-name="T17">Υποστήριξη για overlays με επιπλέον ebuilds</text:span></text:p>
              </text:list-item>
              <text:list-item>
                <text:p text:style-name="P14"><text:span text:style-name="T17"><text:s/></text:span><text:span text:style-name="T17">Υποστήριξη binary packages</text:span></text:p>
              </text:list-item>
              <text:list-item>
                <text:p text:style-name="P14"><text:span text:style-name="T17"><text:s/></text:span><text:span text:style-name="T17">Slots – παράλληλη εγκατάσταση πολλών εκδόσεων ενός πακέτου</text:span></text:p>
              </text:list-item>
              <text:list-item>
                <text:p text:style-name="P14"><text:span text:style-name="T17"><text:s/></text:span><text:span text:style-name="T17">Βασισμένο στο ports του FreeBSD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draw:id="id11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Παράδειγμα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10" draw:text-style-name="P21" draw:layer="layout" svg:width="13.87cm" svg:height="1.905cm" svg:x="0.735cm" svg:y="9.548cm">
          <draw:text-box>
            <text:p text:style-name="P20"><text:span text:style-name="T20">/etc/make.conf</text:span></text:p>
          </draw:text-box>
        </draw:frame>
        <anim:par presentation:node-type="timing-root">
          <anim:par smil:begin="id11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draw:id="id12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Παράδειγμα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11" draw:text-style-name="P21" draw:layer="layout" svg:width="13.87cm" svg:height="4.751cm" svg:x="0.735cm" svg:y="8.125cm">
          <draw:text-box>
            <text:p text:style-name="P20"><text:span text:style-name="T20">emerge</text:span></text:p>
            <text:p text:style-name="P20"><text:span text:style-name="T20"/></text:p>
            <text:p text:style-name="P20"><text:span text:style-name="T20">/etc/portage/</text:span></text:p>
          </draw:text-box>
        </draw:frame>
        <anim:par presentation:node-type="timing-root">
          <anim:par smil:begin="id12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draw:id="id13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ebuilds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12" draw:text-style-name="P15" draw:layer="layout" svg:width="26.756cm" svg:height="16.852cm" svg:x="0.735cm" svg:y="3.075cm">
          <draw:text-box>
            <text:list text:style-name="L2">
              <text:list-item>
                <text:p text:style-name="P14"><text:span text:style-name="T14"><text:s/></text:span><text:span text:style-name="T17">bash αρχεία</text:span></text:p>
              </text:list-item>
              <text:list-item>
                <text:p text:style-name="P14"><text:span text:style-name="T17"><text:s/></text:span><text:span text:style-name="T17">περιγράφουν τις ενέργειες που απαιτούνται για την εγκατάσταση</text:span></text:p>
                <text:p text:style-name="P14"><text:span text:style-name="T17"><text:s/></text:span><text:span text:style-name="T17">ενός πακέτου</text:span></text:p>
              </text:list-item>
              <text:list-item>
                <text:p text:style-name="P14"><text:span text:style-name="T17"><text:s/></text:span><text:span text:style-name="T17">πολλά πράγματα είναι pre-defined στο portage και σε eclasses</text:span></text:p>
                <text:p text:style-name="P14"><text:span text:style-name="T17"/></text:p>
              </text:list-item>
              <text:list-item>
                <text:p text:style-name="P14"><text:span text:style-name="T21"><text:s/></text:span><text:span text:style-name="T21">παράδειγμα ενός ebuild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draw:id="id14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Adding patches to ebuilds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13" draw:text-style-name="P15" draw:layer="layout" svg:width="26.57cm" svg:height="16.852cm" svg:x="0.735cm" svg:y="3.075cm">
          <draw:text-box>
            <text:list text:style-name="L2">
              <text:list-item>
                <text:p text:style-name="P14"><text:span text:style-name="T14"><text:s/></text:span><text:span text:style-name="T17">εξαιρετικά απλή διαδικασία</text:span></text:p>
              </text:list-item>
              <text:list-item>
                <text:p text:style-name="P14"><text:span text:style-name="T17"><text:s/></text:span><text:span text:style-name="T17">μας επιτρέπει να διορθώνουμε προβλήματα και bugs μόνοι μας</text:span></text:p>
                <text:p text:style-name="P14"><text:span text:style-name="T17"/></text:p>
                <text:p text:style-name="P14"><text:span text:style-name="T17"/></text:p>
              </text:list-item>
              <text:list-item>
                <text:p text:style-name="P14"><text:span text:style-name="T21"><text:s/></text:span><text:span text:style-name="T21">παράδειγμα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draw:id="id15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Δημιουργία ενός ebuild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14" draw:text-style-name="P15" draw:layer="layout" svg:width="26.57cm" svg:height="16.852cm" svg:x="0.735cm" svg:y="3.075cm">
          <draw:text-box>
            <text:list text:style-name="L2">
              <text:list-header>
                <text:p text:style-name="P14"><text:span text:style-name="T14"/></text:p>
                <text:p text:style-name="P14"><text:span text:style-name="T14"/></text:p>
                <text:p text:style-name="P14"><text:span text:style-name="T14"/></text:p>
                <text:p text:style-name="P14"><text:span text:style-name="T17"/></text:p>
              </text:list-header>
              <text:list-item>
                <text:p text:style-name="P14"><text:span text:style-name="T21"><text:s/></text:span><text:span text:style-name="T21">παράδειγμα δημιουργίας ενός ebuild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draw:id="id16">
        <office:forms form:automatic-focus="false" form:apply-design-mode="false"/>
        <draw:frame draw:style-name="gr4" draw:text-style-name="P23" draw:layer="layout" svg:width="5.188cm" svg:height="0.962cm" svg:x="13cm" svg:y="20cm">
          <draw:text-box>
            <text:p text:style-name="P22"><text:span text:style-name="T22">Fosscomm 2010</text:span></text:p>
          </draw:text-box>
        </draw:frame>
        <draw:rect draw:style-name="gr15" draw:text-style-name="P24" draw:layer="layout" svg:width="5.145cm" svg:height="1cm" svg:x="12cm" svg:y="3.5cm">
          <text:p text:style-name="P24">Μέλη Gentoo-el</text:p>
        </draw:rect>
        <draw:rect draw:style-name="gr15" draw:text-style-name="P24" draw:id="id1" draw:layer="layout" svg:width="4cm" svg:height="1cm" svg:x="7cm" svg:y="6.5cm">
          <text:p text:style-name="P24">Developers</text:p>
        </draw:rect>
        <draw:rect draw:style-name="gr15" draw:text-style-name="P24" draw:id="id3" draw:layer="layout" svg:width="3.5cm" svg:height="1cm" svg:x="20.5cm" svg:y="7cm">
          <text:p text:style-name="P24">Users</text:p>
        </draw:rect>
        <draw:line draw:style-name="gr16" draw:text-style-name="P25" draw:layer="layout" svg:x1="12cm" svg:y1="4.5cm" svg:x2="9.5cm" svg:y2="6.5cm">
          <text:p/>
        </draw:line>
        <draw:line draw:style-name="gr16" draw:text-style-name="P25" draw:layer="layout" svg:x1="17.145cm" svg:y1="4.445cm" svg:x2="22.5cm" svg:y2="7cm">
          <text:p/>
        </draw:line>
        <draw:rect draw:style-name="gr15" draw:text-style-name="P24" draw:layer="layout" svg:width="1.5cm" svg:height="1cm" svg:x="3.5cm" svg:y="8.5cm">
          <text:p text:style-name="P24">Qt</text:p>
        </draw:rect>
        <draw:rect draw:style-name="gr15" draw:text-style-name="P24" draw:layer="layout" svg:width="2cm" svg:height="1cm" svg:x="2.5cm" svg:y="7cm">
          <text:p text:style-name="P24">KDE</text:p>
        </draw:rect>
        <draw:rect draw:style-name="gr15" draw:text-style-name="P24" draw:layer="layout" svg:width="2cm" svg:height="1cm" svg:x="4cm" svg:y="10cm">
          <text:p text:style-name="P24">Kernel</text:p>
        </draw:rect>
        <draw:rect draw:style-name="gr15" draw:text-style-name="P24" draw:layer="layout" svg:width="2.5cm" svg:height="1cm" svg:x="6cm" svg:y="11cm">
          <text:p text:style-name="P24">Lisp</text:p>
        </draw:rect>
        <draw:rect draw:style-name="gr15" draw:text-style-name="P24" draw:layer="layout" svg:width="2cm" svg:height="1cm" svg:x="10cm" svg:y="10.5cm">
          <text:p text:style-name="P24">Planet</text:p>
        </draw:rect>
        <draw:rect draw:style-name="gr15" draw:text-style-name="P24" draw:layer="layout" svg:width="2.5cm" svg:height="1cm" svg:x="11.5cm" svg:y="7cm">
          <text:p text:style-name="P24">Sunrise</text:p>
        </draw:rect>
        <draw:rect draw:style-name="gr15" draw:text-style-name="P24" draw:layer="layout" svg:width="4.5cm" svg:height="1.5cm" svg:x="11cm" svg:y="8.5cm">
          <text:p text:style-name="P24"><text:span text:style-name="T23">Mentors</text:span>/</text:p>
          <text:p text:style-name="P24">Recruiters</text:p>
        </draw:rect>
        <draw:line draw:style-name="gr16" draw:text-style-name="P25" draw:layer="layout" svg:x1="7cm" svg:y1="7cm" svg:x2="4.5cm" svg:y2="7.5cm">
          <text:p/>
        </draw:line>
        <draw:line draw:style-name="gr16" draw:text-style-name="P25" draw:layer="layout" svg:x1="7cm" svg:y1="7.5cm" svg:x2="5cm" svg:y2="9cm">
          <text:p/>
        </draw:line>
        <draw:line draw:style-name="gr16" draw:text-style-name="P25" draw:layer="layout" svg:x1="8cm" svg:y1="7.5cm" svg:x2="5cm" svg:y2="10cm">
          <text:p/>
        </draw:line>
        <draw:line draw:style-name="gr16" draw:text-style-name="P25" draw:layer="layout" svg:x1="8cm" svg:y1="7.5cm" svg:x2="7cm" svg:y2="11cm">
          <text:p/>
        </draw:line>
        <draw:line draw:style-name="gr16" draw:text-style-name="P25" draw:layer="layout" svg:x1="9.5cm" svg:y1="7.5cm" svg:x2="10.5cm" svg:y2="10.5cm">
          <text:p/>
        </draw:line>
        <draw:line draw:style-name="gr16" draw:text-style-name="P25" draw:layer="layout" svg:x1="10.5cm" svg:y1="7.5cm" svg:x2="11cm" svg:y2="9cm">
          <text:p/>
        </draw:line>
        <draw:line draw:style-name="gr16" draw:text-style-name="P25" draw:layer="layout" svg:x1="11cm" svg:y1="7cm" svg:x2="11.5cm" svg:y2="7.5cm">
          <text:p/>
        </draw:line>
        <draw:ellipse draw:style-name="gr15" draw:text-style-name="P24" draw:id="id2" draw:layer="layout" svg:width="5.5cm" svg:height="3.5cm" svg:x="12.5cm" svg:y="14.5cm">
          <text:list text:style-name="L2">
            <text:list-item>
              <text:p text:style-name="P24">Documentation</text:p>
            </text:list-item>
            <text:list-item>
              <text:p text:style-name="P24">Translations</text:p>
            </text:list-item>
            <text:list-item>
              <text:p text:style-name="P24">Overlays</text:p>
            </text:list-item>
          </text:list>
        </draw:ellipse>
        <draw:connector draw:style-name="gr17" draw:text-style-name="P25" draw:layer="layout" svg:x1="9cm" svg:y1="7.5cm" svg:x2="12.5cm" svg:y2="16.25cm" draw:start-shape="id1" draw:start-glue-point="2" draw:end-shape="id2" draw:end-glue-point="3" svg:d="m9000 7500v8750h3500">
          <text:p/>
        </draw:connector>
        <draw:connector draw:style-name="gr17" draw:text-style-name="P25" draw:layer="layout" svg:x1="22.25cm" svg:y1="8cm" svg:x2="18cm" svg:y2="16.25cm" draw:start-shape="id3" draw:start-glue-point="2" draw:end-shape="id2" draw:end-glue-point="1" svg:d="m22250 8000v8250h-4250">
          <text:p/>
        </draw:connector>
        <draw:rect draw:style-name="gr15" draw:text-style-name="P24" draw:layer="layout" svg:width="3.5cm" svg:height="1cm" svg:x="2.5cm" svg:y="5.5cm">
          <text:p text:style-name="P24">Arch Teams</text:p>
        </draw:rect>
        <draw:line draw:style-name="gr16" draw:text-style-name="P25" draw:layer="layout" svg:x1="7cm" svg:y1="7cm" svg:x2="6cm" svg:y2="6.5cm">
          <text:p/>
        </draw:line>
        <draw:rect draw:style-name="gr15" draw:text-style-name="P24" draw:layer="layout" svg:width="4.5cm" svg:height="1cm" svg:x="17.5cm" svg:y="9cm">
          <text:p text:style-name="P24">Power Users</text:p>
        </draw:rect>
        <draw:rect draw:style-name="gr15" draw:text-style-name="P24" draw:layer="layout" svg:width="3.5cm" svg:height="1cm" svg:x="24cm" svg:y="9cm">
          <text:p text:style-name="P24">New users</text:p>
        </draw:rect>
        <draw:line draw:style-name="gr16" draw:text-style-name="P25" draw:layer="layout" svg:x1="21cm" svg:y1="8cm" svg:x2="19.5cm" svg:y2="9cm">
          <text:p/>
        </draw:line>
        <draw:line draw:style-name="gr16" draw:text-style-name="P25" draw:layer="layout" svg:x1="24cm" svg:y1="7.5cm" svg:x2="26cm" svg:y2="9cm">
          <text:p/>
        </draw:line>
        <draw:frame presentation:style-name="pr1" draw:text-style-name="P10" draw:layer="layout" svg:width="25.199cm" svg:height="3.507cm" svg:x="0.902cm" svg:y="0.139cm" presentation:class="title" presentation:user-transformed="true">
          <draw:text-box>
            <text:p text:style-name="P10"><text:span text:style-name="T8">Gentoo &amp; Gentoo-el</text:span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draw:id="id17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Gentoo Developers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18" draw:text-style-name="P15" draw:layer="layout" svg:width="26.57cm" svg:height="16.852cm" svg:x="0.735cm" svg:y="3.075cm">
          <draw:text-box>
            <text:list text:style-name="L2">
              <text:list-item>
                <text:p text:style-name="P14"><text:span text:style-name="T14"><text:s/></text:span><text:span text:style-name="T17">Έξι (6) Έλληνες Gentoo Developers</text:span></text:p>
                <text:list>
                  <text:list-header>
                    <text:p text:style-name="P14"><text:span text:style-name="T17">asn</text:span></text:p>
                    <text:p text:style-name="P14"><text:span text:style-name="T17">deathwing00</text:span></text:p>
                    <text:p text:style-name="P14"><text:span text:style-name="T17">hwoarang</text:span></text:p>
                    <text:p text:style-name="P14"><text:span text:style-name="T17">pchrist</text:span></text:p>
                    <text:p text:style-name="P14"><text:span text:style-name="T17">tampakrap</text:span></text:p>
                    <text:p text:style-name="P14"><text:span text:style-name="T17">wired</text:span></text:p>
                  </text:list-header>
                </text:list>
              </text:list-item>
              <text:list-item>
                <text:p text:style-name="P14"><text:span text:style-name="T17"><text:s/></text:span><text:span text:style-name="T17">Όλο και περισσότεροι users έρχονται στην παρέα μας</text:span></text:p>
              </text:list-item>
              <text:list-item>
                <text:p text:style-name="P14"><text:span text:style-name="T17"><text:s/></text:span><text:span text:style-name="T17">Ελάτε να γίνουμε ακόμα περισσότεροι ;)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draw:id="id18">
        <draw:frame presentation:style-name="pr1" draw:text-style-name="P10" draw:layer="layout" svg:width="25.199cm" svg:height="3.507cm" svg:x="0.901cm" svg:y="0.138cm" presentation:class="title" presentation:user-transformed="true">
          <draw:text-box>
            <text:p text:style-name="P10"><text:span text:style-name="T8">Gentoo-el.org</text:span></text:p>
          </draw:text-box>
        </draw:frame>
        <draw:frame presentation:style-name="pr2" draw:text-style-name="P7" draw:layer="layout" svg:width="10.16cm" svg:height="0.822cm" svg:x="9.525cm" svg:y="20.137cm" presentation:class="title" presentation:user-transformed="true">
          <draw:text-box>
            <text:p text:style-name="P6"><text:span text:style-name="T4">fosscomm 2010</text:span></text:p>
          </draw:text-box>
        </draw:frame>
        <draw:frame draw:style-name="gr19" draw:text-style-name="P15" draw:layer="layout" svg:width="26.57cm" svg:height="16.852cm" svg:x="0.735cm" svg:y="3.075cm">
          <draw:text-box>
            <text:list text:style-name="L2">
              <text:list-item>
                <text:p text:style-name="P14"><text:span text:style-name="T14"><text:s/></text:span><text:span text:style-name="T17">Μπορείτε να μας βρείτε:</text:span></text:p>
                <text:list>
                  <text:list-header>
                    <text:p text:style-name="P14"><text:span text:style-name="T17">IRC: #gentoo-el @ freenode</text:span></text:p>
                    <text:p text:style-name="P14"><text:span text:style-name="T17">Web: </text:span><text:span text:style-name="T17"><text:a xlink:href="http://www.gentoo-el.org/">http://www.gentoo-el.org</text:a></text:span></text:p>
                    <text:p text:style-name="P14"><text:span text:style-name="T17">E-mail: &lt;gentoo-dev-nickname&gt;@gentoo.org</text:span></text:p>
                    <text:p text:style-name="P14"><text:span text:style-name="T17">Gentoo Greek Users Mailing List:</text:span></text:p>
                    <text:list>
                      <text:list-item>
                        <text:list>
                          <text:list-header>
                            <text:p text:style-name="P14"><text:span text:style-name="T17"><text:a xlink:href="mailto:gentoo-user-el@lists.gentoo.org">gentoo-user-el@lists.gentoo.org</text:a></text:span></text:p>
                            <text:p text:style-name="P14"><text:span text:style-name="T17">Για να γραφτείτε, στείλτε άδειο μήνυμα στο: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 text:style-name="P14"><text:span text:style-name="T17"><text:tab/></text:span><text:span text:style-name="T17"><text:tab/></text:span><text:span text:style-name="T17"><text:tab/></text:span><text:span text:style-name="T17"><text:a xlink:href="mailto:gentoo-user-el+subscribe@lists.gentoo.org">gentoo-user-el+subscribe@lists.gentoo.org</text:a></text:span></text:p>
            <text:p text:style-name="P14"><text:span text:style-name="T17"><text:tab/></text:span><text:span text:style-name="T17"><text:tab/></text:span><text:span text:style-name="T17">Για τα archives</text:span></text:p>
            <text:p text:style-name="P14"><text:span text:style-name="T17"><text:tab/></text:span><text:span text:style-name="T17"><text:tab/></text:span><text:span text:style-name="T17"><text:tab/></text:span><text:span text:style-name="T17">http://archives.gentoo.org/gentoo-user-el/</text:span></text:p>
            <text:list text:continue-numbering="true" text:style-name="L2">
              <text:list-item>
                <text:list>
                  <text:list-header>
                    <text:p text:style-name="P14"><text:span text:style-name="T17"/></text:p>
                  </text:list-header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draw:id="id19">
        <office:forms form:automatic-focus="false" form:apply-design-mode="false"/>
        <draw:frame draw:style-name="gr20" draw:text-style-name="P27" draw:layer="layout" svg:width="9.663cm" svg:height="1.729cm" svg:x="9.169cm" svg:y="1.2cm">
          <draw:text-box>
            <text:p text:style-name="P26"><text:span text:style-name="T24">Ευχαριστούμε</text:span></text:p>
          </draw:text-box>
        </draw:frame>
        <draw:custom-shape draw:style-name="gr21" draw:text-style-name="P29" draw:layer="layout" svg:width="14cm" svg:height="3.5cm" svg:x="6.5cm" svg:y="3.5cm">
          <text:p text:style-name="P28"><text:span text:style-name="T25">emerge -uDNav world --keep-go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528.0908506535 31002.57069408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4" draw:text-style-name="P23" draw:layer="layout" svg:width="5.188cm" svg:height="0.962cm" svg:x="13cm" svg:y="20cm">
          <draw:text-box>
            <text:p text:style-name="P22"><text:span text:style-name="T22">Fosscomm 2010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640000004B0DFE26C84.jpg" xlink:type="simple" xlink:show="embed" xlink:actuate="onLoad"/>
    <draw:fill-image draw:name="Bitmape_20_2" draw:display-name="Bitmape 2" xlink:href="Pictures/1000000000000640000004B0724BC60D.jpg" xlink:type="simple" xlink:show="embed" xlink:actuate="onLoad"/>
    <draw:fill-image draw:name="background" xlink:href="Pictures/1000000000000640000004B0DFE26C8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Alexander</meta:initial-creator>
    <meta:creation-date>2010-04-19T22:07:13</meta:creation-date>
    <meta:editing-duration>PT03H00M58S</meta:editing-duration>
    <meta:editing-cycles>24</meta:editing-cycles>
    <dc:date>2010-04-20T01:23:11</dc:date>
    <dc:creator>Alex Alexander</dc:creator>
    <meta:generator>OpenOffice.org/3.2$Unix OpenOffice.org_project/320m12$Build-9483</meta:generator>
    <meta:document-statistic meta:object-count="130"/>
  </office:meta>
</office:document-meta>
</file>